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automatic-styles>
    <style:style style:name="P1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fo:background-color="#fbfcfd"/>
    </style:style>
    <style:style style:name="P2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officeooo:paragraph-rsid="001ef0d9" fo:background-color="#fbfcfd"/>
    </style:style>
    <style:style style:name="P3" style:family="paragraph" style:parent-style-name="Standard">
      <style:paragraph-properties style:line-height-at-least="0.503cm"/>
      <style:text-properties fo:color="#5c6773" loext:opacity="100%" style:font-name="var font-monospace" fo:font-size="10.5pt" fo:font-weight="normal" officeooo:rsid="001ef0d9" officeooo:paragraph-rsid="001ef0d9" fo:background-color="#fbfcfd"/>
    </style:style>
    <style:style style:name="P4" style:family="paragraph" style:parent-style-name="Standard">
      <style:paragraph-properties style:line-height-at-least="0.503cm"/>
    </style:style>
    <style:style style:name="P5" style:family="paragraph" style:parent-style-name="Standard">
      <style:paragraph-properties style:line-height-at-least="0.503cm"/>
      <style:text-properties style:use-window-font-color="true" loext:opacity="0%" style:font-name="var font-monospace" fo:font-size="10.5pt" fo:font-weight="normal" officeooo:paragraph-rsid="001ef0d9" fo:background-color="#fbfcfd"/>
    </style:style>
    <style:style style:name="P6" style:family="paragraph" style:parent-style-name="Standard">
      <style:paragraph-properties style:line-height-at-least="0.503cm"/>
      <style:text-properties style:use-window-font-color="true" loext:opacity="0%" style:font-name="var font-monospace" fo:font-size="10.5pt" fo:font-weight="normal" officeooo:rsid="001ef0d9" officeooo:paragraph-rsid="001ef0d9" fo:background-color="#fbfcfd"/>
    </style:style>
    <style:style style:name="T1" style:family="text">
      <style:text-properties fo:color="#f2590c" loext:opacity="100%"/>
    </style:style>
    <style:style style:name="T2" style:family="text">
      <style:text-properties fo:color="#f2590c" loext:opacity="100%" officeooo:rsid="001ef0d9"/>
    </style:style>
    <style:style style:name="T3" style:family="text">
      <style:text-properties fo:color="#41a6d9" loext:opacity="100%"/>
    </style:style>
    <style:style style:name="T4" style:family="text">
      <style:text-properties fo:color="#86b300" loext:opacity="100%"/>
    </style:style>
    <style:style style:name="T5" style:family="text">
      <style:text-properties fo:color="#f08c36" loext:opacity="100%"/>
    </style:style>
    <style:style style:name="T6" style:family="text">
      <style:text-properties fo:color="#ff3333" loext:opacity="100%"/>
    </style:style>
    <style:style style:name="T7" style:family="text">
      <style:text-properties officeooo:rsid="001ef0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7">5) Calculo IMC</text:span></text:p>
      <text:p text:style-name="P5"/>
      <text:p text:style-name="P6"><text:span text:style-name="T7">A</text:span>pp.js</text:p>
      <text:p text:style-name="P2"><text:span text:style-name="T2"/></text:p>
      <text:p text:style-name="P2"><text:span text:style-name="T1">import</text:span> <text:span text:style-name="T3">React</text:span>, { useState } <text:span text:style-name="T1">from</text:span> <text:span text:style-name="T4">'react'</text:span>;</text:p>
      <text:p text:style-name="P1"><text:span text:style-name="T1">import</text:span> { <text:span text:style-name="T3">View</text:span>, <text:span text:style-name="T3">Text</text:span>, <text:span text:style-name="T3">TextInput</text:span>, <text:span text:style-name="T3">Button</text:span>, <text:span text:style-name="T3">Image</text:span> } <text:span text:style-name="T1">from</text:span> <text:span text:style-name="T4">'react-native'</text:span>;</text:p>
      <text:p text:style-name="P4"/>
      <text:p text:style-name="P1"><text:span text:style-name="T1">import</text:span> { customStyles } <text:span text:style-name="T1">from</text:span> <text:span text:style-name="T4">'./styles'</text:span>;</text:p>
      <text:p text:style-name="P4"/>
      <text:p text:style-name="P1"><text:span text:style-name="T1">let</text:span> photo = <text:span text:style-name="T4">'data:image/png;base64,iVBORw0KGgoAAAANSUhEUgAAAOEAAADhCAMAAAAJbSJIAAABj1BMVEX///8AAAD/3igwb/bpM1Bc2jJwylLx8fFpaWl0dHQgICDn5+eGhob6+//++vvnETwKYfVS2jLA3S1CQkJ00VWhoaFsyU1mx0Rf4DMrbPbv7+9Q2Bz/3ADoKkobZvboJFHoIETNzc2urq71ljyKioq3t7c8PDz85ukkafbc3Nz/5iVeXl75/fjw+e1txFCSkpLM1/wmJiZTU1P/4EL/64z/41O07aX/9MLj+N28765Z0jBOuCr/5WAwchr5zdT61tuEpvnm7f72tb4xcu7/++hymfjubX/a5P24y/vsU2oUFBQ+cC1cpUPxipiN1HbO7MX0pK685bAxWSRQkDp/z2Wf6IuP5XaD4mZ331dj3ErI4Ez/6Xv/8K//+diY5oPN88M9kSH/76NHqScTLAooXxYjURM6ih8MHQdVhvZQv3gUMAvuZEPvcFdSwmsaPQ7wd05j0Gbu9c3xfULzj1czeOibtvpAg+Q5hdf2nz46idD3qy/rSWBMgfdarj2c2onyk6AsTiDuZnlKhDYAV/UVJQ/mpA9yAAANjklEQVR4nO2d+0MTSRLHM0lIUJ67hjwIsMYjCBiIgkBQV0VxdRFhERQ4UHzsrp63x73We7mi6/qH32RmMtOP6p7qZCaPu/7+Zuj05JOqrqqunomRiJaWlpaWlpaWlpaWlpaWlpaWlpaWlpaW1v+RKptHy48e7+7t7e/v/35+fn5h4drB5cOlJ6VWf7DGVZo5WnzclbfUZemLL6O2RiwtXD7sXM6ZTRuui5JLGPVITczVVn9aZVUWd7tYOJjQwVw4WOogW24+2gfpxIQWZfTaYUdAVh7BxvMltEzZ9pAzy3syPD9Cy5IHT1pNIVblaZccD0FYhVw4bDUJrM1dH/NhCauGvNx+wfVoD4GHJayuyDZjpPiuBkDYZnas7JL2yz4LhLDK+LzVZLZmnjL++eLrbCCEVcalVtOZWs6yC/CKcVWMqERoMl5rtatWgACTffkyIBtaaq2rLkIBNPu1IfZTdcKR+daZETJglfCFYbwQIaoTmoytMuOyiOKKYRjB2TDastX4WJziPxvG9wL8ughNNT+oVvbFgOZCFPppvYRN99QjWY2WfWYSrl0JlDA6ctDUfdWyvAitLkTjB9CIdROaW44mLsZHPlX2lZdVxGcQYv2E0eh803aOkhhjK/t9ldCA/LQRwuhIcxBLu777JGshGsZx0ITRkWaE1BJmI3jVIjR+5P20McLoSPjbfxRgV9crG5HfKjZIGD5i3+s/YAizP9iEbwInjP7xVriEr8dyGMTsjzYhX4I3SvjTVwPXwwS8MxnL5f6EQHzhEHJbxcYIp3/6Kh4fvREe4M2xWCyWG0QgZmuE7FaxMcI/m4Dx0fj5sADvDcaqyiEcNXtswH7aEKEFaCK+6w8H8OJYzFYu5mtFdyGyJXgDhNMOoIn4ayiAK7lcrIY46YeYdRcis1Wsn9ADjMfPfggBsO+2C4hBvOIRUlvF+gkJwHh8IIScYYZRQv6OemyAflo3IQVoWjHwgHpvLEYpd/svUkRrF+yI3CrWSTjNAJoBNWDAu5MxRrlcSroLJhaiu1XM5vP5L0dGAgA0Eb8JFJBahJ4VJb1tciFWt4r5fNfe7tPFraO/Lj2/fLAwH1UBnf4bB2j6aaBL8eYYB2gi/pySIR6TiBtHlRlywtLq0vODeSQlCGgqwMR/EQKMxSZv74sRnV2wowvgvKuH1xCQ03+HAQPMin0gnw8itRANY0g0+dJBVA4pAjT99LugCG9yYcZF/DkjRLxKERpTwulLS9ckjNO/EwGaiAH5qcBHHUSRFfN7axThhOwSTw5E3ioDDMxPf+HjqK+j5vc2I920EcvSi6xeBhGlgEHF07cSEwoQ8/tH5hvP0YRGQX6d0gHP6ANoKoBdRp8cEHDUbNei1Z6eYggn/D7NE3Y9+gMGUYLfEYYZD/EKiZjfrWU+htDo9b3Y4YgaYBDB5q6fCS1HJRGX3fdeYBF9/NTUKmFGDGAAxdsdWZhxEf9RQ8zvEaXLEEtoIFbN8xEVwMY3GbJMQSL+0wF8Sh4QFTjCU4hLLjmA/0IBNpwxXmNMaCFWjZhfpN6c5AiNIuKaqyqAphEb6i5eHMQBVh01m80fMW/nFqJh9CCuWloYwQPGR79thFCa7GmN/fuLZfbt4zwhXIJziP9BA8bjjbSI76JNaGrwIvd+fiEaxjkU4rtRPGEj4RQVSGs2fMu/vwcgRPlp5HxcAXGg7py44pvsPU3egWY4AxCeQV37hooRH9RL+BZPmPulD5qhFzJiuTKDuOn</text:span><text:soft-page-break/><text:span text:style-name="T4">g1gAesd7dPtScEZpwBZyiCBEa79OzG8sVv8s/OIsGrHcrzDYQJRq7B08BLkTjVSqRTmfSizPwmxz1f4t21HoTBjbbixZhVWsg4v1UwlQ6cyJlvKFgxLpKtxV8qpgEF2FVp0BCY91CNC3JpVBSH9CI9cUafJwR+WiE3wU7+jybsJXZkZkRbcP4aD2E6DiTey2eBF6IhvEw5SCmM5vid19Hx9N6ilPMxtAhvCuZBl6Irp9Wzbglfvc32GBTT12DdlJxmKlKsBANY9ZDFFvxPH4lqjds0JFUkAptzXwSERqfEjXGjDg3PsAaUd1NV7A+OnlTNs3OeyGh8crzVGG4QRtRPZqi0/2gzITLmdlXYkTjfi3cbAhnwK5E9aQv7uQzJpStwko6kfooIXRDqngpnseG01HF2rQPu/cdkwXSDZPwvozQRUwLa3GsEVXb3ytIJ5XlwkglY372dSmh8SnlkzKwOVF1IWKXoaScsUyYSMzKCY1124g7QiMiC3DVhYhdhreFFamZKaomTKReygmP/Vbid8hwelYtIyKzoTRVbKUtQmohTvQWC8XyBGVEe6NxIprmPHYhqmVErJPy3SdPO5ZxUtsETa0NVTjtvfYx5RNrfsUhqm2D0TsnyRwzaZvwjcty2mtCJYkOznufwuYWzk3VSlNsM/+mZA4rkiYSRFFDdtmIfrgdTtPCaIqta96pECLLbmkk3bIJvWxBd0oL7usPfRZi5B2OcECF0P/Q0CaURNLICRNo1phY54abV/ZC3BHO9AG3EJXaprhQKk33NcKHNZBu5u9ey98JNcKZruPcVCmYoizos63YsAndupS9o8brNNotjYxwpn4koULdJrxFiHFS2TLkCNkDiwKaMII7xVBJFyu4fD8m2zjVCB/62zDlR4jbB6tUpvy9lqBkJRsfadhztV6GMCGeCle4qSREHKE80EQW00xJk6T+3H+p9rpd1Eh2wchQo3LejUv4OWkLKrLJZnz6piivk+pk/EXBPBFszlfZXeAI5aG0VtMQewvyZpNh99Va1cYekZOEuHUYOKE8lEZK9upKEd02D7HH66O+cQKNpPndj6pqRhXKtkAInWBKbYHLdmmaJO+02fYrabDHUEo2/G0Qod9kW6eIuxDpDeKF8lC5m9g7GS+dRo1kGZr7/AGMVErvPpR8JillnGbhZ0Mip2kq6Qqb6sdJgTAYLTs7RFkz6r5TlEpyRRvL2QPT23xax7WGqe+hd3tqOcPHUxrQ8eMONaG5EmsHoQIrPnT+LE0V7a3NWrBJvX/D8a1tu4dPkiPEdlfNT01tM43T++4JYsf6qKUTFzGVWHd3UsbHbe+ENC3ud3eEnMrGhkzNrm+bWk+lXL5EWnx62BkqeVZ0KAk6y4IdDhghHRVQZqOzXdTWZjot4Et3chQlVToBGdOZjc730JoqJxnGV9MmX4eWagLNbO1kMqYp0zZdJuF//2XnaWZz62RnJ7Gzc7K4+b/jnlpaWlpaWlpafkr2TPUMN+9q472k3EPrXk7iObihwmf1ksWyd1PRRO+5ZnAm6dvu3Ud6+Sah8Ccw+Kcv4Acuh4fmuJETZdRjfY0oeZq6ooRQ+Dwz/7AeewtKVT3gE2/VweJfDwlEeELmPNsV+yMLMCHwaK03PNTDFwVCweoCPjtHWBA9guII8zB4vVIgnINnmOBHsoT8jxSwGm8LQjjWFICBDKFoBcq+lNYQggkDekCo23dEExFVCE8DEQH4hQXm02IsSF26hYTQr5iAjyJ2+w0AJfxZrSYSArEGenKdJBQ9qggpnOSvRGhwVRaQDGlC8BsQCPdMf7iEnCPBidwjhB9sFymUtKhGeIl9+yVwmEcIJEvjVLlYPFfma1Sf30ZrDiEbawrwKJeQN+GaWxkNA0HW/weZQidkQno3PMol5AxF5ZEpzgPCSIqKhHSsGRYMqn1QLpAyNcMwV64KqvtmElLlt6jerBGyuZDLNlwoDiHWqBJSER2KIyQh66R8wmO/oxDcVJWQLL/hZEh8TuZloC5LDtFC/VZRyITEUhJWnN3wNxB6wwKUMqHhvVc4xCFkcgWXTJsjdUI3GIjrFYeQWWTyHwINTeqEbkAEfreNJmQ2hiGsMYxwhFT97CwnMtlN0InNIWS+gjAKFoRwhHOkORxvI32wTM/iEDLJIuSuoUhIwgJpMHsEaVcmasKEzWvkU0J6KfVvy92mhH8WEbYmWaAJyRrbAiCTYRkm7KR1eIZODUlmwBRMyOw8wmz7BkBIjRuik+EEO9whZBoAIXWagiKkktsEvcaGBITM1kLQM28bwgL57ylq59cjICzQrxqiz9AmhNQrvUOSP7qEbLcYWohJRq0kJN30Etl/GBIRRui5oUZTgfkSQvBkPCH7YVwNCwnZ7RVfmbLt1BCqczyhqBif4/9WI+S+FLZw4w5tQqgKFAgFG95zYkL+t/norM/NGEbDVIGwABP2SAj5ljiRFKf47VcYKVOBsB9scM8Bw11C4FzmUtmy43AR6rWGUZwrEMJuWpQRIk9Ha/L/bxZCJgR7a8NSQlHPGFYI2VCNEDqHmYOGE11P/5sUPIVTuCoRAmdpRR9ChQPEcI4P1QgBNwWHd4svINZaSD0AJUI+v10Ah9MnTEjCsNo4aoRl9mMVweH06QMOMbQOgBohl9+S4HDmfKWHMz2v8BpxaoRs3BAMZ0+QkuLmsTN/iF0qRUIm+Bfg4fwZmfyOhVD7G4qEtJueTsLDgVNA6NS+NjrcNqMiId0D9Q4EfQnNK5WhvLHWG3YbNSn4bPTL3sEY5aZe/KOHi/7bmcI43SQ+01towi+X9FAahl/2vud+8FXRLLyGe4pD5fHx8fJQsYn362tpaWlpaWlpaWlpaWlpaWlpaWlpaWm1r/4LR37tqM1H9FIAAAAASUVORK5CYII='</text:span>;</text:p>
      <text:p text:style-name="P4"/>
      <text:p text:style-name="P1"><text:span text:style-name="T1">function</text:span> <text:span text:style-name="T3">App</text:span>() {</text:p>
      <text:p text:style-name="P1"><text:span text:style-name="T1">const</text:span> [weight, setWeight] = useState(<text:span text:style-name="T4">''</text:span>);</text:p>
      <text:p text:style-name="P1"><text:soft-page-break/><text:span text:style-name="T1">const</text:span> [height, setHeight] = useState(<text:span text:style-name="T4">''</text:span>);</text:p>
      <text:p text:style-name="P1"><text:span text:style-name="T1">const</text:span> [result, setResult] = useState(<text:span text:style-name="T4">''</text:span>);</text:p>
      <text:p text:style-name="P4"/>
      <text:p text:style-name="P1"><text:span text:style-name="T1">const</text:span> calculateBMI = () =&gt; {</text:p>
      <text:p text:style-name="P1"><text:span text:style-name="T1">if</text:span> (weight &amp;&amp; height) {</text:p>
      <text:p text:style-name="P1"><text:span text:style-name="T1">const</text:span> bmi = weight / (height * height);</text:p>
      <text:p text:style-name="P4"/>
      <text:p text:style-name="P1"><text:span text:style-name="T1">if</text:span> (bmi &lt; <text:span text:style-name="T5">18.5</text:span>) {</text:p>
      <text:p text:style-name="P1">setResult(<text:span text:style-name="T4">'Abaixo do Peso'</text:span>);</text:p>
      <text:p text:style-name="P1">} <text:span text:style-name="T1">else</text:span> <text:span text:style-name="T1">if</text:span> (bmi &gt;= <text:span text:style-name="T5">18.5</text:span> &amp;&amp; bmi &lt; <text:span text:style-name="T5">25</text:span>) {</text:p>
      <text:p text:style-name="P1">setResult(<text:span text:style-name="T4">'Peso Normal'</text:span>);</text:p>
      <text:p text:style-name="P1">} <text:span text:style-name="T1">else</text:span> <text:span text:style-name="T1">if</text:span> (bmi &gt;= <text:span text:style-name="T5">25</text:span> &amp;&amp; bmi &lt; <text:span text:style-name="T5">30</text:span>) {</text:p>
      <text:p text:style-name="P1">setResult(<text:span text:style-name="T4">'Sobrepeso'</text:span>);</text:p>
      <text:p text:style-name="P1">} <text:span text:style-name="T1">else</text:span> <text:span text:style-name="T1">if</text:span> (bmi &gt;= <text:span text:style-name="T5">30</text:span> &amp;&amp; bmi &lt; <text:span text:style-name="T5">35</text:span>) {</text:p>
      <text:p text:style-name="P1">setResult(<text:span text:style-name="T4">'Obesidade Grau I'</text:span>);</text:p>
      <text:p text:style-name="P1">} <text:span text:style-name="T1">else</text:span> <text:span text:style-name="T1">if</text:span> (bmi &gt;= <text:span text:style-name="T5">35</text:span> &amp;&amp; bmi &lt; <text:span text:style-name="T5">40</text:span>) {</text:p>
      <text:p text:style-name="P1">setResult(<text:span text:style-name="T4">'Obesidade Grau II'</text:span>);</text:p>
      <text:p text:style-name="P1">} <text:span text:style-name="T1">else</text:span> {</text:p>
      <text:p text:style-name="P1">setResult(<text:span text:style-name="T4">'Obesidade Grau III ou Mórbida'</text:span>);</text:p>
      <text:p text:style-name="P1">}</text:p>
      <text:p text:style-name="P1">}</text:p>
      <text:p text:style-name="P1">};</text:p>
      <text:p text:style-name="P4"/>
      <text:p text:style-name="P1"><text:span text:style-name="T1">return</text:span> (</text:p>
      <text:p text:style-name="P1">&lt;<text:span text:style-name="T3">View</text:span> style={customStyles.container}&gt;</text:p>
      <text:p text:style-name="P1">&lt;<text:span text:style-name="T3">Text</text:span> style={customStyles.title}&gt;<text:span text:style-name="T3">C</text:span><text:span text:style-name="T6">á</text:span>lculo de <text:span text:style-name="T3">IMC</text:span>&lt;/<text:span text:style-name="T3">Text</text:span>&gt;</text:p>
      <text:p text:style-name="P4"/>
      <text:p text:style-name="P1">&lt;<text:span text:style-name="T3">Image</text:span></text:p>
      <text:p text:style-name="P1">source={{ uri: photo }}</text:p>
      <text:p text:style-name="P1">style={{</text:p>
      <text:p text:style-name="P1">width: <text:span text:style-name="T5">200</text:span>,</text:p>
      <text:p text:style-name="P1">height: <text:span text:style-name="T5">200</text:span>,</text:p>
      <text:p text:style-name="P1">marginLeft: <text:span text:style-name="T5">10</text:span>,</text:p>
      <text:p text:style-name="P1">marginTop: <text:span text:style-name="T5">10</text:span>,</text:p>
      <text:p text:style-name="P1">marginBottom: <text:span text:style-name="T5">20</text:span>,</text:p>
      <text:p text:style-name="P1">}}</text:p>
      <text:p text:style-name="P1">/&gt;</text:p>
      <text:p text:style-name="P4"/>
      <text:p text:style-name="P1">&lt;<text:span text:style-name="T3">TextInput</text:span></text:p>
      <text:p text:style-name="P1">style={customStyles.input}</text:p>
      <text:p text:style-name="P1">placeholder=<text:span text:style-name="T4">"Seu Peso"</text:span></text:p>
      <text:p text:style-name="P1">onChangeText={(text) =&gt; setWeight(text)}</text:p>
      <text:p text:style-name="P1">keyboardType=<text:span text:style-name="T4">"numeric"</text:span></text:p>
      <text:p text:style-name="P1">/&gt;</text:p>
      <text:p text:style-name="P4"/>
      <text:p text:style-name="P1">&lt;<text:span text:style-name="T3">TextInput</text:span></text:p>
      <text:p text:style-name="P1">style={customStyles.input}</text:p>
      <text:p text:style-name="P1">placeholder=<text:span text:style-name="T4">"Sua Altura"</text:span></text:p>
      <text:p text:style-name="P1">onChangeText={(text) =&gt; setHeight(text)}</text:p>
      <text:p text:style-name="P1">keyboardType=<text:span text:style-name="T4">"numeric"</text:span></text:p>
      <text:p text:style-name="P1">/&gt;</text:p>
      <text:p text:style-name="P4"><text:soft-page-break/></text:p>
      <text:p text:style-name="P1">&lt;<text:span text:style-name="T3">Button</text:span> title=<text:span text:style-name="T4">"Verificar"</text:span> onPress={calculateBMI} /&gt;</text:p>
      <text:p text:style-name="P4"/>
      <text:p text:style-name="P1">&lt;<text:span text:style-name="T3">Text</text:span> style={customStyles.result}&gt;{result}&lt;/<text:span text:style-name="T3">Text</text:span>&gt;</text:p>
      <text:p text:style-name="P1">&lt;/<text:span text:style-name="T3">View</text:span>&gt;</text:p>
      <text:p text:style-name="P1">);</text:p>
      <text:p text:style-name="P1">}</text:p>
      <text:p text:style-name="P4"/>
      <text:p text:style-name="P1"><text:span text:style-name="T1">export</text:span> <text:span text:style-name="T1">default</text:span> <text:span text:style-name="T3">App</text:span>;</text:p>
      <text:p text:style-name="P1"/>
      <text:p text:style-name="P3">___________________________________________________________________________________________</text:p>
      <text:p text:style-name="P3"/>
      <text:p text:style-name="P3"/>
      <text:p text:style-name="P6">styles.js</text:p>
      <text:p text:style-name="Standard"/>
      <text:p text:style-name="Standard"/>
      <text:p text:style-name="P1"><text:span text:style-name="T1">import</text:span> { <text:span text:style-name="T3">StyleSheet</text:span> } <text:span text:style-name="T1">from</text:span> <text:span text:style-name="T4">'react-native'</text:span>;</text:p>
      <text:p text:style-name="P4"/>
      <text:p text:style-name="P1"><text:span text:style-name="T1">const</text:span> customStyles = <text:span text:style-name="T3">StyleSheet</text:span>.create({</text:p>
      <text:p text:style-name="P1">container: {</text:p>
      <text:p text:style-name="P1">flex: <text:span text:style-name="T5">1</text:span>,</text:p>
      <text:p text:style-name="P1">justifyContent: <text:span text:style-name="T4">'center'</text:span>,</text:p>
      <text:p text:style-name="P1">alignItems: <text:span text:style-name="T4">'center'</text:span>,</text:p>
      <text:p text:style-name="P1">},</text:p>
      <text:p text:style-name="P1">title: {</text:p>
      <text:p text:style-name="P1">fontSize: <text:span text:style-name="T5">23</text:span>,</text:p>
      <text:p text:style-name="P1">marginBottom: <text:span text:style-name="T5">30</text:span>,</text:p>
      <text:p text:style-name="P1">},</text:p>
      <text:p text:style-name="P1">input: {</text:p>
      <text:p text:style-name="P1">width: <text:span text:style-name="T5">200</text:span>,</text:p>
      <text:p text:style-name="P1">height: <text:span text:style-name="T5">40</text:span>,</text:p>
      <text:p text:style-name="P1">borderColor: <text:span text:style-name="T4">'gray'</text:span>,</text:p>
      <text:p text:style-name="P1">borderWidth: <text:span text:style-name="T5">1</text:span>,</text:p>
      <text:p text:style-name="P1">marginBottom: <text:span text:style-name="T5">20</text:span>,</text:p>
      <text:p text:style-name="P1">paddingLeft: <text:span text:style-name="T5">10</text:span>,</text:p>
      <text:p text:style-name="P1">},</text:p>
      <text:p text:style-name="P1">result: {</text:p>
      <text:p text:style-name="P1">fontSize: <text:span text:style-name="T5">20</text:span>,</text:p>
      <text:p text:style-name="P1">marginTop: <text:span text:style-name="T5">20</text:span>,</text:p>
      <text:p text:style-name="P1">},</text:p>
      <text:p text:style-name="P1">});</text:p>
      <text:p text:style-name="P4"/>
      <text:p text:style-name="P1"><text:span text:style-name="T1">export</text:span> { customStyles };</text:p>
      <text:p text:style-name="P1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var font-monospace" svg:font-family="'var font-monospace'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7T11:04:18.804191088</meta:creation-date>
    <dc:date>2023-10-07T11:06:29.699621608</dc:date>
    <meta:editing-duration>PT2M14S</meta:editing-duration>
    <meta:editing-cycles>1</meta:editing-cycles>
    <meta:document-statistic meta:table-count="0" meta:image-count="0" meta:object-count="0" meta:page-count="4" meta:paragraph-count="86" meta:word-count="251" meta:character-count="7076" meta:non-whitespace-character-count="6911"/>
    <meta:generator>LibreOffice/7.5.6.2$Linux_X86_64 LibreOffice_project/50$Build-2</meta:generator>
  </office:meta>
</office:document-meta>
</file>